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08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56cm" svg:y1="1.843cm" svg:x2="4.16cm" svg:y2="1.822cm">
          <text:p/>
        </draw:line>
        <draw:line draw:style-name="gr1" draw:text-style-name="P1" draw:layer="layout" svg:x1="1.356cm" svg:y1="2.068cm" svg:x2="4.16cm" svg:y2="2.047cm">
          <text:p/>
        </draw:line>
        <draw:line draw:style-name="gr1" draw:text-style-name="P1" draw:layer="layout" svg:x1="1.356cm" svg:y1="2.322cm" svg:x2="4.16cm" svg:y2="2.301cm">
          <text:p/>
        </draw:line>
        <draw:line draw:style-name="gr1" draw:text-style-name="P1" draw:layer="layout" svg:x1="1.356cm" svg:y1="2.575cm" svg:x2="4.16cm" svg:y2="2.554cm">
          <text:p/>
        </draw:line>
        <draw:line draw:style-name="gr1" draw:text-style-name="P1" draw:layer="layout" svg:x1="1.356cm" svg:y1="1.569cm" svg:x2="4.16cm" svg:y2="1.548cm">
          <text:p/>
        </draw:line>
        <draw:path draw:style-name="gr2" draw:text-style-name="P1" draw:id="id1" draw:layer="layout" svg:width="1.459cm" svg:height="2.017cm" draw:transform="skewX (0.19495327744773) rotate (2.97665903927577) translate (4.56556313215026cm 3.15312778019706cm)" svg:viewBox="0 0 1460 2018" svg:d="m867-2717c243 30 500-79 552-264 42-152 80-317-33-456-111-138-105-300-142-452-38-156-8-318 6-478 13-147-45-390-374-350-217 26-538-39-652 112-116 154-180 327-220 499-41 173 281 255 388 394 106 138 64 299 74 449 10 150 31 312 179 430l179 123 48 7z">
          <text:p/>
        </draw:path>
        <draw:line draw:style-name="gr1" draw:text-style-name="P1" draw:layer="layout" svg:x1="4.657cm" svg:y1="1.569cm" svg:x2="6.466cm" svg:y2="1.549cm">
          <text:p/>
        </draw:line>
        <draw:line draw:style-name="gr1" draw:text-style-name="P1" draw:layer="layout" svg:x1="4.586cm" svg:y1="1.803cm" svg:x2="6.446cm" svg:y2="1.793cm">
          <text:p/>
        </draw:line>
        <draw:line draw:style-name="gr1" draw:text-style-name="P1" draw:layer="layout" svg:x1="4.495cm" svg:y1="2.047cm" svg:x2="6.466cm" svg:y2="2.016cm">
          <text:p/>
        </draw:line>
        <draw:line draw:style-name="gr1" draw:text-style-name="P1" draw:id="id3" draw:layer="layout" svg:x1="4.677cm" svg:y1="2.301cm" svg:x2="6.476cm" svg:y2="2.29cm">
          <text:p/>
        </draw:line>
        <draw:line draw:style-name="gr1" draw:text-style-name="P1" draw:layer="layout" svg:x1="4.81cm" svg:y1="2.534cm" svg:x2="6.435cm" svg:y2="2.544cm">
          <text:p/>
        </draw:line>
        <draw:frame draw:style-name="gr3" draw:id="id2" draw:layer="layout" svg:width="3.338cm" svg:height="2.359cm" svg:x="6.104cm" svg:y="2.005cm">
          <draw:text-box>
            <text:p>مقناطیسی</text:p>
            <text:p><text:s/>فلکس</text:p>
          </draw:text-box>
        </draw:frame>
        <draw:frame draw:style-name="gr4" draw:layer="layout" svg:width="1.582cm" svg:height="1.305cm" svg:x="2.158cm" svg:y="2.702cm">
          <draw:text-box>
            <text:p>رقبہ </text:p>
          </draw:text-box>
        </draw:frame>
        <draw:frame draw:style-name="gr5" draw:layer="layout" svg:width="0.502cm" svg:height="0.469cm" svg:x="2.005cm" svg:y="3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523cm" svg:height="1.002cm" svg:x="7.36cm" svg:y="1.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6" draw:text-style-name="P1" draw:layer="layout" draw:type="curve" svg:x1="3.348cm" svg:y1="3.45cm" svg:x2="4.111cm" svg:y2="3.063cm" draw:end-shape="id1" draw:end-glue-point="2" svg:d="m3348 3450c0 171 763 364 763-387">
          <text:p/>
        </draw:connector>
        <draw:connector draw:style-name="gr6" draw:text-style-name="P1" draw:layer="layout" draw:type="curve" svg:x1="6.104cm" svg:y1="3.184cm" svg:x2="5.576cm" svg:y2="2.301cm" draw:start-shape="id2" draw:end-shape="id3" draw:end-glue-point="2" svg:d="m6104 3184c-352 0-528-294-528-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2-25T16:31:35</dc:date>
    <dc:creator>khalid khan</dc:creator>
    <meta:editing-duration>PT00H25M51S</meta:editing-duration>
    <meta:editing-cycles>5</meta:editing-cycles>
    <meta:generator>OpenOffice.org/3.1$Linux OpenOffice.org_project/310m19$Build-9420</meta:generator>
    <meta:document-statistic meta:object-count="1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{A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i math:fontstyle="italic">av</math:mi>
      </math:msub>
      <math:mo math:stretchy="false">=</math:mo>
      <math:mfrac>
        <math:mo math:stretchy="false">φ</math:mo>
        <math:mi>A</math:mi>
      </math:mfrac>
    </math:mrow>
    <math:annotation math:encoding="StarMath 5.0">B_av={%phi} over {A}</math:annotation>
  </math:semantics>
</math:math>
</file>